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바탕" fo:font-size="12pt" officeooo:rsid="000694ee" officeooo:paragraph-rsid="000694ee" style:font-name-asian="바탕" style:font-size-asian="12pt" style:font-size-complex="12pt"/>
    </style:style>
    <style:style style:name="P2" style:family="paragraph" style:parent-style-name="Standard">
      <style:text-properties style:font-name="바탕" fo:font-size="12pt" officeooo:rsid="0007bcda" officeooo:paragraph-rsid="0007bcda" style:font-name-asian="바탕" style:font-size-asian="12pt" style:font-size-complex="12pt"/>
    </style:style>
    <style:style style:name="P3" style:family="paragraph" style:parent-style-name="Standard">
      <style:text-properties style:font-name="바탕" fo:font-size="12pt" officeooo:rsid="0007bcda" officeooo:paragraph-rsid="000cf02b" style:font-name-asian="바탕" style:font-size-asian="12pt" style:font-size-complex="12pt"/>
    </style:style>
    <style:style style:name="P4" style:family="paragraph" style:parent-style-name="Standard">
      <style:text-properties style:font-name="바탕" fo:font-size="12pt" officeooo:rsid="000840a1" officeooo:paragraph-rsid="000840a1" style:font-name-asian="바탕" style:font-size-asian="12pt" style:font-size-complex="12pt"/>
    </style:style>
    <style:style style:name="P5" style:family="paragraph" style:parent-style-name="Standard">
      <style:text-properties style:font-name="바탕" fo:font-size="12pt" officeooo:rsid="000a1083" officeooo:paragraph-rsid="000a1083" style:font-name-asian="바탕" style:font-size-asian="12pt" style:font-size-complex="12pt"/>
    </style:style>
    <style:style style:name="P6" style:family="paragraph" style:parent-style-name="Standard">
      <style:text-properties style:font-name="바탕" fo:font-size="12pt" officeooo:rsid="000cc3f2" officeooo:paragraph-rsid="000cc3f2" style:font-name-asian="바탕" style:font-size-asian="12pt" style:font-size-complex="12pt"/>
    </style:style>
    <style:style style:name="P7" style:family="paragraph" style:parent-style-name="Standard">
      <style:text-properties style:font-name="바탕" fo:font-size="12pt" officeooo:rsid="000cf02b" officeooo:paragraph-rsid="000cf02b" style:font-name-asian="바탕" style:font-size-asian="12pt" style:font-size-complex="12pt"/>
    </style:style>
    <style:style style:name="P8" style:family="paragraph" style:parent-style-name="Standard">
      <style:text-properties style:font-name="바탕" fo:font-size="12pt" officeooo:rsid="000e30e8" officeooo:paragraph-rsid="000e30e8" style:font-name-asian="바탕" style:font-size-asian="12pt" style:font-size-complex="12pt"/>
    </style:style>
    <style:style style:name="P9" style:family="paragraph" style:parent-style-name="Standard">
      <style:text-properties style:font-name="바탕" fo:font-size="12pt" officeooo:rsid="00106d2b" officeooo:paragraph-rsid="00106d2b" style:font-name-asian="바탕" style:font-size-asian="12pt" style:font-size-complex="12pt"/>
    </style:style>
    <style:style style:name="P10" style:family="paragraph" style:parent-style-name="Standard">
      <style:text-properties style:font-name="바탕" fo:font-size="12pt" officeooo:rsid="0013259c" officeooo:paragraph-rsid="0013259c" style:font-name-asian="바탕" style:font-size-asian="12pt" style:font-size-complex="12pt"/>
    </style:style>
    <style:style style:name="P11" style:family="paragraph" style:parent-style-name="Standard">
      <style:text-properties style:font-name="바탕" fo:font-size="12pt" officeooo:rsid="0010c1a6" officeooo:paragraph-rsid="0010c1a6" style:font-name-asian="바탕" style:font-size-asian="12pt" style:font-size-complex="12pt"/>
    </style:style>
    <style:style style:name="P12" style:family="paragraph" style:parent-style-name="Standard">
      <style:text-properties style:font-name="바탕" fo:font-size="12pt" officeooo:rsid="00156c4f" officeooo:paragraph-rsid="00156c4f" style:font-name-asian="바탕" style:font-size-asian="12pt" style:font-size-complex="12pt"/>
    </style:style>
    <style:style style:name="P13" style:family="paragraph" style:parent-style-name="Standard">
      <style:text-properties style:font-name="바탕" fo:font-size="12pt" officeooo:rsid="00175f48" officeooo:paragraph-rsid="00175f48" style:font-name-asian="바탕" style:font-size-asian="12pt" style:font-size-complex="12pt"/>
    </style:style>
    <style:style style:name="P14" style:family="paragraph" style:parent-style-name="Standard">
      <style:text-properties style:font-name="바탕" fo:font-size="12pt" officeooo:rsid="0017fc61" officeooo:paragraph-rsid="0017fc61" style:font-name-asian="바탕" style:font-size-asian="12pt" style:font-size-complex="12pt"/>
    </style:style>
    <style:style style:name="P15" style:family="paragraph" style:parent-style-name="Standard">
      <style:text-properties style:font-name="바탕" fo:font-size="12pt" officeooo:rsid="001f8c8d" officeooo:paragraph-rsid="001f8c8d" style:font-name-asian="바탕" style:font-size-asian="12pt" style:font-size-complex="12pt"/>
    </style:style>
    <style:style style:name="P16" style:family="paragraph" style:parent-style-name="Standard">
      <style:text-properties style:font-name="바탕" fo:font-size="12pt" officeooo:rsid="002020ad" officeooo:paragraph-rsid="002020ad" style:font-name-asian="바탕" style:font-size-asian="12pt" style:font-size-complex="12pt"/>
    </style:style>
    <style:style style:name="P17" style:family="paragraph" style:parent-style-name="Standard">
      <style:text-properties officeooo:paragraph-rsid="000cc3f2"/>
    </style:style>
    <style:style style:name="P18" style:family="paragraph" style:parent-style-name="Standard">
      <style:text-properties officeooo:rsid="000cc3f2" officeooo:paragraph-rsid="000cc3f2"/>
    </style:style>
    <style:style style:name="P19" style:family="paragraph" style:parent-style-name="Standard">
      <style:text-properties officeooo:rsid="000cf02b" officeooo:paragraph-rsid="0011ce48"/>
    </style:style>
    <style:style style:name="P20" style:family="paragraph" style:parent-style-name="Standard">
      <style:text-properties officeooo:rsid="000e30e8" officeooo:paragraph-rsid="000e30e8"/>
    </style:style>
    <style:style style:name="P21" style:family="paragraph" style:parent-style-name="Standard">
      <style:text-properties officeooo:paragraph-rsid="000a1083"/>
    </style:style>
    <style:style style:name="P22" style:family="paragraph" style:parent-style-name="Standard">
      <style:text-properties style:font-name="바탕" fo:font-size="12pt" officeooo:rsid="0017fc61" officeooo:paragraph-rsid="0017fc61" style:font-name-asian="바탕" style:font-size-asian="12pt" style:font-size-complex="12pt"/>
    </style:style>
    <style:style style:name="P23" style:family="paragraph" style:parent-style-name="Standard">
      <style:text-properties style:font-name="바탕" fo:font-size="12pt" officeooo:rsid="00197de9" officeooo:paragraph-rsid="00197de9" style:font-name-asian="바탕" style:font-size-asian="12pt" style:font-size-complex="12pt"/>
    </style:style>
    <style:style style:name="P24" style:family="paragraph" style:parent-style-name="Standard">
      <style:text-properties style:font-name="바탕" fo:font-size="12pt" officeooo:rsid="001ac8e6" officeooo:paragraph-rsid="001ac8e6" style:font-name-asian="바탕" style:font-size-asian="12pt" style:font-size-complex="12pt"/>
    </style:style>
    <style:style style:name="P25" style:family="paragraph" style:parent-style-name="Standard">
      <style:text-properties style:font-name="바탕" fo:font-size="12pt" officeooo:rsid="001dabdc" officeooo:paragraph-rsid="001dabdc" style:font-name-asian="바탕" style:font-size-asian="12pt" style:font-size-complex="12pt"/>
    </style:style>
    <style:style style:name="P26" style:family="paragraph" style:parent-style-name="Standard">
      <style:text-properties style:font-name="바탕" fo:font-size="12pt" officeooo:rsid="001f8c8d" officeooo:paragraph-rsid="001f8c8d" style:font-name-asian="바탕" style:font-size-asian="12pt" style:font-size-complex="12pt"/>
    </style:style>
    <style:style style:name="T1" style:family="text">
      <style:text-properties officeooo:rsid="0007bcda"/>
    </style:style>
    <style:style style:name="T2" style:family="text">
      <style:text-properties officeooo:rsid="000840a1"/>
    </style:style>
    <style:style style:name="T3" style:family="text">
      <style:text-properties officeooo:rsid="000a1083"/>
    </style:style>
    <style:style style:name="T4" style:family="text">
      <style:text-properties style:font-name="바탕" fo:font-size="12pt" style:font-name-asian="바탕" style:font-size-asian="12pt" style:font-size-complex="12pt"/>
    </style:style>
    <style:style style:name="T5" style:family="text">
      <style:text-properties style:font-name="바탕" fo:font-size="12pt" officeooo:rsid="000cc3f2" style:font-name-asian="바탕" style:font-size-asian="12pt" style:font-size-complex="12pt"/>
    </style:style>
    <style:style style:name="T6" style:family="text">
      <style:text-properties style:font-name="바탕" fo:font-size="12pt" officeooo:rsid="0007bcda" style:font-name-asian="바탕" style:font-size-asian="12pt" style:font-size-complex="12pt"/>
    </style:style>
    <style:style style:name="T7" style:family="text">
      <style:text-properties style:font-name="바탕" fo:font-size="12pt" officeooo:rsid="000cf02b" style:font-name-asian="바탕" style:font-size-asian="12pt" style:font-size-complex="12pt"/>
    </style:style>
    <style:style style:name="T8" style:family="text">
      <style:text-properties style:font-name="바탕" fo:font-size="12pt" officeooo:rsid="000e30e8" style:font-name-asian="바탕" style:font-size-asian="12pt" style:font-size-complex="12pt"/>
    </style:style>
    <style:style style:name="T9" style:family="text">
      <style:text-properties style:font-name="바탕" fo:font-size="12pt" officeooo:rsid="0011ce48" style:font-name-asian="바탕" style:font-size-asian="12pt" style:font-size-complex="12pt"/>
    </style:style>
    <style:style style:name="T10" style:family="text">
      <style:text-properties style:font-name="바탕" fo:font-size="12pt" officeooo:rsid="000a1083" style:font-name-asian="바탕" style:font-size-asian="12pt" style:font-size-complex="12pt"/>
    </style:style>
    <style:style style:name="T11" style:family="text">
      <style:text-properties style:font-name="바탕" fo:font-size="12pt" officeooo:rsid="0017fc61" style:font-name-asian="바탕" style:font-size-asian="12pt" style:font-size-complex="12pt"/>
    </style:style>
    <style:style style:name="T12" style:family="text">
      <style:text-properties officeooo:rsid="000e30e8"/>
    </style:style>
    <style:style style:name="T13" style:family="text">
      <style:text-properties officeooo:rsid="0014c633"/>
    </style:style>
    <style:style style:name="T14" style:family="text">
      <style:text-properties officeooo:rsid="0014fd22"/>
    </style:style>
    <style:style style:name="T15" style:family="text">
      <style:text-properties officeooo:rsid="0017fc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das </text:p>
      <text:p text:style-name="P1">- Series</text:p>
      <text:p text:style-name="P1">- DataFrame</text:p>
      <text:p text:style-name="P2">from pandas import Series, DataFrame; import pandas as pd; <text:span text:style-name="T2">import numpy as np</text:span></text:p>
      <text:p text:style-name="P1">Pandas - <text:s/>function </text:p>
      <text:p text:style-name="P5">1.1</text:p>
      <text:p text:style-name="P2">x = Series</text:p>
      <text:p text:style-name="P1">x.astype 내부 성분</text:p>
      <text:p text:style-name="P1">x.astype() 데이터 타입 변경</text:p>
      <text:p text:style-name="P1">x.index <text:span text:style-name="T1">index 보기</text:span></text:p>
      <text:p text:style-name="P1">x.value<text:span text:style-name="T14">s</text:span> <text:span text:style-name="T1">value 보기 </text:span></text:p>
      <text:p text:style-name="P4">x.dtype data type 보기 </text:p>
      <text:p text:style-name="P5">x.reindex() index 재설정</text:p>
      <text:p text:style-name="P6">x.drop() 삭제</text:p>
      <text:p text:style-name="P7">x.add(y) 합</text:p>
      <text:p text:style-name="P7">x.sub(y) 차</text:p>
      <text:p text:style-name="P7">x.mul(y) 곱</text:p>
      <text:p text:style-name="P7">x.div(y) 나누기</text:p>
      <text:p text:style-name="P7">x.sort_index<text:span text:style-name="T12">()</text:span> index 정렬</text:p>
      <text:p text:style-name="P7">x.sort_values<text:span text:style-name="T12">()</text:span> value 정렬</text:p>
      <text:p text:style-name="P7">x.rank<text:span text:style-name="T13">()</text:span> 등수 매기기</text:p>
      <text:p text:style-name="P8">x.apply(function) </text:p>
      <text:p text:style-name="P8"/>
      <text:p text:style-name="P8">x.sum() 합 </text:p>
      <text:p text:style-name="P8">x.mean() 평균</text:p>
      <text:p text:style-name="P8">x.var() 분산</text:p>
      <text:p text:style-name="P8">x.std() 표준편차</text:p>
      <text:p text:style-name="P8">x.max() 최대</text:p>
      <text:p text:style-name="P8">x.min() 최소</text:p>
      <text:p text:style-name="P8">x.idxmax() 최대인 index</text:p>
      <text:p text:style-name="P8">x.idxmin() 최소인 index</text:p>
      <text:p text:style-name="P8">x.cumsum() 누적 합</text:p>
      <text:p text:style-name="P8">x.cumprod() 누적 곱</text:p>
      <text:p text:style-name="P8">x.cummin() 해당 index까지 중에서 최소값</text:p>
      <text:p text:style-name="P8">x.cummax() 해당 index까지 중에서 최대값</text:p>
      <text:p text:style-name="P9">x.count() NaN 제외한 갯수</text:p>
      <text:p text:style-name="P9">x.describe() 여러가지 정보</text:p>
      <text:p text:style-name="P9">x.unique() 유일값</text:p>
      <text:p text:style-name="P12">x.nunique() 유일 원소 갯수</text:p>
      <text:p text:style-name="P12">x.duplicated() 중복된 원소 </text:p>
      <text:p text:style-name="P3"/>
      <text:p text:style-name="P5">1.2</text:p>
      <text:p text:style-name="P2">x = DataFrame</text:p>
      <text:p text:style-name="P2">x.astype 내부 성분</text:p>
      <text:p text:style-name="P2">x.dtypes 열 <text:span text:style-name="T3">data type</text:span></text:p>
      <text:p text:style-name="P2">x.columns 열 이름 보기</text:p>
      <text:p text:style-name="P2">x.index <text:span text:style-name="T3">index 보기</text:span></text:p>
      <text:p text:style-name="P2">x.values <text:span text:style-name="T3">value 보기</text:span></text:p>
      <text:p text:style-name="P5">x.reindex() index 재설정</text:p>
      <text:p text:style-name="P5">x.T transpose</text:p>
      <text:p text:style-name="P5">x.info 정보 보기</text:p>
      <text:p text:style-name="P5">x.info() 정보 보기</text:p>
      <text:p text:style-name="P7"><text:soft-page-break/>x.sort_index index<text:span text:style-name="T12">()</text:span> 정렬</text:p>
      <text:p text:style-name="P7">x.sort_values value<text:span text:style-name="T12">()</text:span> 정렬</text:p>
      <text:p text:style-name="P7">x[].isin() 포함</text:p>
      <text:p text:style-name="P20"><text:span text:style-name="T7">x</text:span><text:span text:style-name="T4">[~].isin() 안포함</text:span></text:p>
      <text:p text:style-name="P11">x.groupby() </text:p>
      <text:p text:style-name="P5"/>
      <text:p text:style-name="P5">1.2.1</text:p>
      <text:p text:style-name="P5">해당 행, 열 선택하는 3가지 함수</text:p>
      <text:p text:style-name="P5">x.ix<text:span text:style-name="T12">[]</text:span></text:p>
      <text:p text:style-name="P5">x.loc<text:span text:style-name="T12">[]</text:span> index name</text:p>
      <text:p text:style-name="P5">x.iloc<text:span text:style-name="T12">[]</text:span> index number</text:p>
      <text:p text:style-name="P5"/>
      <text:p text:style-name="P6">1.2.2</text:p>
      <text:p text:style-name="P6">x.at<text:span text:style-name="T12">[]</text:span> 추가, 수정</text:p>
      <text:p text:style-name="P6">x.drop<text:span text:style-name="T12">[]</text:span> 삭제</text:p>
      <text:p text:style-name="P6">x.set_value<text:span text:style-name="T12">[]</text:span> 추가</text:p>
      <text:p text:style-name="P6">x.iat<text:span text:style-name="T12">[]</text:span> 수정</text:p>
      <text:p text:style-name="P8">x.rename(index) index 수정</text:p>
      <text:p text:style-name="P8">x.rename(columns) column 수정</text:p>
      <text:p text:style-name="P8">x.dropna() NaN 삭제 </text:p>
      <text:p text:style-name="P8">x.fillna(y) NaN → y</text:p>
      <text:p text:style-name="P8">x.apply(function) </text:p>
      <text:p text:style-name="P8"/>
      <text:p text:style-name="P10">1.2.3</text:p>
      <text:p text:style-name="P10">x.join(y) join</text:p>
      <text:p text:style-name="P6"/>
      <text:p text:style-name="P6">1.3 </text:p>
      <text:p text:style-name="P6">pd</text:p>
      <text:p text:style-name="P17"><text:span text:style-name="T6">p</text:span><text:span text:style-name="T5">d</text:span><text:span text:style-name="T6">.isnull(x) NaN 은 True</text:span></text:p>
      <text:p text:style-name="P17"><text:span text:style-name="T5">pd</text:span><text:span text:style-name="T6">.notnull(x) NaN 은 False</text:span></text:p>
      <text:p text:style-name="P18"><text:span text:style-name="T6">p</text:span><text:span text:style-name="T4">d.concat([]) DataFrame 붙이기</text:span></text:p>
      <text:p text:style-name="P19"><text:span text:style-name="T4">pd.read_csv</text:span><text:span text:style-name="T8">()</text:span><text:span text:style-name="T4"> csv file 불러오기</text:span></text:p>
      <text:p text:style-name="P19"><text:span text:style-name="T9">pd.set_option() 설정</text:span><text:span text:style-name="T4"> </text:span></text:p>
      <text:p text:style-name="P10">pd.marge() join</text:p>
      <text:p text:style-name="P6"/>
      <text:p text:style-name="P13">1.4</text:p>
      <text:p text:style-name="P13">pd</text:p>
      <text:p text:style-name="P13">pd.datetime.now() 현재 시각</text:p>
      <text:p text:style-name="P13">pd.to_datetime() 문자 → 날짜형 </text:p>
      <text:p text:style-name="P14">pd.date_range() 날짜 생성 </text:p>
      <text:p text:style-name="P13"/>
      <text:p text:style-name="P5">numpy </text:p>
      <text:p text:style-name="P5">2.1</text:p>
      <text:p text:style-name="P5">x = np</text:p>
      <text:p text:style-name="P6">np.nan NaN</text:p>
      <text:p text:style-name="P5">x.arange() <text:span text:style-name="T15">ndarray </text:span>생성</text:p>
      <text:p text:style-name="P21"><text:span text:style-name="T10">x.arange().reshape() 행*열 n</text:span><text:span text:style-name="T11">darray </text:span><text:span text:style-name="T10">생성</text:span></text:p>
      <text:p text:style-name="P9">x.isnan(y) NaN 판정 </text:p>
      <text:p text:style-name="P14">x.zeros() 0 ndarray 생성</text:p>
      <text:p text:style-name="P14">x.ones() 1 ndarray 생성</text:p>
      <text:p text:style-name="P14">x.full() ndarray 생성</text:p>
      <text:p text:style-name="P14">x.eye() 대각 ndarray 생성</text:p>
      <text:p text:style-name="P23"><text:soft-page-break/>x.add() 더하기</text:p>
      <text:p text:style-name="P23">x.subtract() 빼기</text:p>
      <text:p text:style-name="P23">x.multiply() 곱하기</text:p>
      <text:p text:style-name="P23">x.divide() 나누기</text:p>
      <text:p text:style-name="P23">x.dot() 행렬곱</text:p>
      <text:p text:style-name="P23">x.sum() 원소 합</text:p>
      <text:p text:style-name="P23">x.mean() 원소 평균</text:p>
      <text:p text:style-name="P23">x.var() 원소 분산</text:p>
      <text:p text:style-name="P23">x.std() 원소 편차</text:p>
      <text:p text:style-name="P23">x.max() 최대원소</text:p>
      <text:p text:style-name="P23">x.min() 최소원소 </text:p>
      <text:p text:style-name="P24">x.argmax() 최대원소번호</text:p>
      <text:p text:style-name="P24">x.argmin() 최소원소번호</text:p>
      <text:p text:style-name="P24">x.cumsum() 누적합</text:p>
      <text:p text:style-name="P24">x.cumprod() 누적곱</text:p>
      <text:p text:style-name="P25">x.prod() 누적곱 </text:p>
      <text:p text:style-name="P15">x.concatenate() 행렬 병합</text:p>
      <text:p text:style-name="P15">x.vstack() 행렬병합</text:p>
      <text:p text:style-name="P15">x.ndim 차원의 수</text:p>
      <text:p text:style-name="P15">x.itemsize 원소 바이트 값</text:p>
      <text:p text:style-name="P15">x.nbytes 총원소 바이트 값</text:p>
      <text:p text:style-name="P15">x.maximum() 둘중 큰수</text:p>
      <text:p text:style-name="P15">x.minimum() 둘중 작은수</text:p>
      <text:p text:style-name="P15">x.union1d() 합집합</text:p>
      <text:p text:style-name="P15">x.interesect1d() 교집합</text:p>
      <text:p text:style-name="P15">x.setdiff1d() 차집합</text:p>
      <text:p text:style-name="P15">x.argsort() 정렬한 index </text:p>
      <text:p text:style-name="P15"/>
      <text:p text:style-name="P5"/>
      <text:p text:style-name="P14">2.2</text:p>
      <text:p text:style-name="P14">x = ndarray</text:p>
      <text:p text:style-name="P15">x.dtype data type 보기</text:p>
      <text:p text:style-name="P15">x.shape 형태 보기 </text:p>
      <text:p text:style-name="P15">x.reshape() 형태 재구성</text:p>
      <text:p text:style-name="P15">x.flatten() 1차원 ndarray 로 </text:p>
      <text:p text:style-name="P15">x.ravel() 1차원 ndarray 로 </text:p>
      <text:p text:style-name="P15">x.repeat() 원소 반복</text:p>
      <text:p text:style-name="P15"/>
      <text:p text:style-name="P16">matplotlib</text:p>
      <text:p text:style-name="P16">3.1</text:p>
      <text:p text:style-name="P16">x = matplotlib.pylab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맑은 고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9T17:53:22.454000000</meta:creation-date>
    <dc:date>2019-09-26T10:50:30.437000000</dc:date>
    <meta:editing-duration>PT11H32M29S</meta:editing-duration>
    <meta:editing-cycles>21</meta:editing-cycles>
    <meta:generator>LibreOffice/6.3.2.2$Windows_X86_64 LibreOffice_project/98b30e735bda24bc04ab42594c85f7fd8be07b9c</meta:generator>
    <meta:document-statistic meta:table-count="0" meta:image-count="0" meta:object-count="0" meta:page-count="3" meta:paragraph-count="134" meta:word-count="556" meta:character-count="2141" meta:non-whitespace-character-count="1891"/>
  </office:meta>
</office:document-meta>
</file>